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22pt" fo:font-weight="bold" officeooo:rsid="0010c0c8" officeooo:paragraph-rsid="0010c0c8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Verdana" fo:font-size="22pt" style:text-underline-style="solid" style:text-underline-width="auto" style:text-underline-color="font-color" fo:font-weight="bold" officeooo:rsid="0010c0c8" officeooo:paragraph-rsid="0010c0c8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Verdana" fo:font-size="14pt" fo:font-weight="bold" officeooo:rsid="0010c0c8" officeooo:paragraph-rsid="0010c0c8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Verdana" fo:font-size="16pt" officeooo:rsid="0012f2e4" officeooo:paragraph-rsid="0012f2e4" style:font-size-asian="16pt" style:font-size-complex="16pt"/>
    </style:style>
    <style:style style:name="P5" style:family="paragraph" style:parent-style-name="Standard">
      <style:text-properties style:font-name="Verdana" fo:font-size="16pt" officeooo:paragraph-rsid="0019dafa" style:font-size-asian="16pt" style:font-size-complex="16pt"/>
    </style:style>
    <style:style style:name="P6" style:family="paragraph" style:parent-style-name="Standard">
      <style:text-properties officeooo:paragraph-rsid="0019dafa"/>
    </style:style>
    <style:style style:name="P7" style:family="paragraph" style:parent-style-name="Standard">
      <style:text-properties style:font-name="Verdana" fo:font-size="16pt" officeooo:rsid="0019dafa" officeooo:paragraph-rsid="0019dafa" style:font-size-asian="16pt" style:font-size-complex="16pt"/>
    </style:style>
    <style:style style:name="P8" style:family="paragraph" style:parent-style-name="Standard">
      <style:paragraph-properties fo:text-align="justify" style:justify-single-word="false"/>
      <style:text-properties style:font-name="Verdana" fo:font-size="16pt" officeooo:rsid="001a6b74" officeooo:paragraph-rsid="001bc886" style:font-size-asian="16pt" style:font-size-complex="16pt"/>
    </style:style>
    <style:style style:name="P9" style:family="paragraph" style:parent-style-name="Standard">
      <style:text-properties style:font-name="Verdana" fo:font-size="16pt" officeooo:rsid="001bc886" officeooo:paragraph-rsid="001bc886" style:font-size-asian="16pt" style:font-size-complex="16pt"/>
    </style:style>
    <style:style style:name="P10" style:family="paragraph" style:parent-style-name="Standard">
      <style:text-properties style:font-name="Verdana" fo:font-size="16pt" fo:font-weight="bold" officeooo:rsid="001bc886" officeooo:paragraph-rsid="001bc886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Verdana" fo:font-size="16pt" style:text-underline-style="solid" style:text-underline-width="auto" style:text-underline-color="font-color" fo:font-weight="bold" officeooo:paragraph-rsid="001bc886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Verdana" fo:font-size="12pt" officeooo:rsid="0012f2e4" officeooo:paragraph-rsid="0012f2e4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Verdana" fo:font-size="12pt" officeooo:rsid="00132e24" officeooo:paragraph-rsid="00132e24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Verdana" fo:font-size="12pt" officeooo:rsid="001406df" officeooo:paragraph-rsid="001406df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Verdana" fo:font-size="12pt" officeooo:rsid="001406df" officeooo:paragraph-rsid="0014f8db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Verdana" fo:font-size="12pt" officeooo:rsid="0014f8db" officeooo:paragraph-rsid="0014f8db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Verdana" fo:font-size="12pt" officeooo:rsid="0019dafa" officeooo:paragraph-rsid="0019dafa" style:font-size-asian="12pt" style:font-size-complex="12pt"/>
    </style:style>
    <style:style style:name="P18" style:family="paragraph" style:parent-style-name="Standard">
      <style:text-properties style:font-name="Verdana" fo:font-size="12pt" officeooo:paragraph-rsid="001bc886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Verdana" fo:font-size="18pt" officeooo:rsid="0010c0c8" officeooo:paragraph-rsid="0010c0c8" style:font-size-asian="18pt" style:font-size-complex="18pt"/>
    </style:style>
    <style:style style:name="P20" style:family="paragraph" style:parent-style-name="Standard">
      <style:paragraph-properties fo:text-align="justify" style:justify-single-word="false"/>
      <style:text-properties fo:font-size="12pt" officeooo:rsid="001a6b74" officeooo:paragraph-rsid="001a6b74" style:font-size-asian="12pt" style:font-size-complex="12pt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Verdana" fo:font-size="16pt" style:text-underline-style="solid" style:text-underline-width="auto" style:text-underline-color="font-color" fo:font-weight="bold" officeooo:paragraph-rsid="001bc886" style:font-size-asian="16pt" style:font-weight-asian="bold" style:font-size-complex="16pt" style:font-weight-complex="bold"/>
    </style:style>
    <style:style style:name="T1" style:family="text">
      <style:text-properties officeooo:rsid="00132e24"/>
    </style:style>
    <style:style style:name="T2" style:family="text">
      <style:text-properties officeooo:rsid="0014f8db"/>
    </style:style>
    <style:style style:name="T3" style:family="text">
      <style:text-properties officeooo:rsid="00188472"/>
    </style:style>
    <style:style style:name="T4" style:family="text">
      <style:text-properties officeooo:rsid="0019daf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88472" style:font-weight-asian="bold" style:font-weight-complex="bold"/>
    </style:style>
    <style:style style:name="T7" style:family="text">
      <style:text-properties fo:font-weight="bold" officeooo:rsid="001a6b74" style:font-weight-asian="bold" style:font-weight-complex="bold"/>
    </style:style>
    <style:style style:name="T8" style:family="text">
      <style:text-properties officeooo:rsid="001a6b74"/>
    </style:style>
    <style:style style:name="T9" style:family="text">
      <style:text-properties style:font-name="Verdana"/>
    </style:style>
    <style:style style:name="T10" style:family="text">
      <style:text-properties style:font-name="Verdana" fo:font-size="16pt" officeooo:rsid="001a6b74" style:font-size-asian="16pt" style:font-size-complex="16pt"/>
    </style:style>
    <style:style style:name="T11" style:family="text">
      <style:text-properties style:font-name="Verdana" fo:font-size="16pt" fo:font-weight="bold" officeooo:rsid="0019dafa" style:font-size-asian="16pt" style:font-weight-asian="bold" style:font-size-complex="16pt" style:font-weight-complex="bold"/>
    </style:style>
    <style:style style:name="T12" style:family="text">
      <style:text-properties style:font-name="Verdana" fo:font-size="16pt" fo:font-weight="bold" officeooo:rsid="001a6b74" style:font-size-asian="16pt" style:font-weight-asian="bold" style:font-size-complex="16pt" style:font-weight-complex="bold"/>
    </style:style>
    <style:style style:name="T13" style:family="text">
      <style:text-properties officeooo:rsid="001bc886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1c6c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S N°2</text:p>
      <text:p text:style-name="P3"/>
      <text:p text:style-name="P2">LES ARRETS CARDIAQUES</text:p>
      <text:p text:style-name="P19"/>
      <text:p text:style-name="P4"><text:span text:style-name="T5">Objectif</text:span> : Sur une base de donnée déterminer les facteurs de corrélations avec les arrets cardiaques.</text:p>
      <text:p text:style-name="P4"/>
      <text:p text:style-name="P4"><text:span text:style-name="T6">Contexte</text:span><text:span text:style-name="T3"> : </text:span>Historiquement il s’agit d’une base de donnée issue de 1988, non complète, sur une population de 300 effectifs, d’origines américaine, <text:span text:style-name="T3">il aurait pu être intéressant de comparer les impacts des changements d’hygiènes de vie avec une autres populations si une base de données plus récente venait à sortir.</text:span></text:p>
      <text:p text:style-name="P4"/>
      <text:p text:style-name="P6"><text:span text:style-name="T11">P</text:span><text:span text:style-name="T12">réface </text:span><text:span text:style-name="T10">: La base de données de manière complexe permets d’approcher une estimation de la correlation entre arrets cardiaque et les maladies qui y sont liée.</text:span></text:p>
      <text:p text:style-name="P7">Sur ce sujets nous interviendrons que sur une partie de celle-ci , a voir l’établissement d’une corrélation avec une crise cardiaque.</text:p>
      <text:p text:style-name="P7"/>
      <text:p text:style-name="P10">Problématique : <text:span text:style-name="T14">De nombreux problèmes lié à la compréhension des données sont apparu, les données ayants était trop épurer pour diagnostiquer une pratique spécifique : les maladies du cœurs les données sont soit absentes sois avec des echantillons qui laisse penser à des taux d’erreurs trop important.</text:span></text:p>
      <text:p text:style-name="P10"><text:span text:style-name="T14">Même si la corrélation entre maladie et arrêts cardiaque peut se faire.</text:span></text:p>
      <text:p text:style-name="P7"/>
      <text:p text:style-name="P9">Problématique de compétence : durant le projet nous avons du effectuer de nombreuses recherche, pour comprendre des abérations médicalement justifiable.</text:p>
      <text:p text:style-name="P5"/>
      <text:p text:style-name="P8"><text:span text:style-name="T7">Conclusion : </text:span><text:span text:style-name="T14">En l’absence des données globales l’indicateur ne peut pas être fiable, il s’agit d’un jeu de donnée établie pour mettre en pratique les problèmes qui pourront nous arriver en entreprise.</text:span></text:p>
      <text:p text:style-name="P21"><text:span text:style-name="T8">Rapport</text:span></text:p>
      <text:p text:style-name="P11"/>
      <text:p text:style-name="P18"/>
      <text:p text:style-name="P18">La problématique est d’isoler des patients sains, et des patients avec des douleurs ressemblant à des malaises cardiaques : «  Crise d’angoisse ».</text:p>
      <text:p text:style-name="P12"/>
      <text:p text:style-name="P12">Nous avons donc consulter la base de donnée et établis plusieurs <text:span text:style-name="T3">indicateurs</text:span> avant de les représentés par des graphiques voir la corrélation.</text:p>
      <text:p text:style-name="P12"/>
      <text:p text:style-name="P12">Durant <text:span text:style-name="T1">les observations</text:span>, il semblait une absence de pertinence totals. </text:p>
      <text:p text:style-name="P12"/>
      <text:p text:style-name="P12"><text:span text:style-name="T1">Après</text:span> consultation des données Kaggles, <text:span text:style-name="T4">l’auteur</text:span> à admis qu’une inversion des données « arrets cardiaques » avait était imputée <text:span text:style-name="T4">de façon contradictoire à l’index souhaiter</text:span>.</text:p>
      <text:p text:style-name="P12"/>
      <text:p text:style-name="P12">Nous avons donc réalisés une définition de tout <text:span text:style-name="T1">les libellés à utiliser.</text:span></text:p>
      <text:p text:style-name="P12"/>
      <text:p text:style-name="P13">Nous avons constater que dans les définitions originales de nombreuses données sont manquantes, celle ci aurais étais pertinente telle que : l’alimentation, l’hygi<text:span text:style-name="T15">è</text:span>ne de vie, si le patient viens d’un milieux stressant ou autres.</text:p>
      <text:p text:style-name="P13"/>
      <text:p text:style-name="P14">Pour commencer notre illustration nous avons chercher donc à établir un score.</text:p>
      <text:p text:style-name="P14"/>
      <text:p text:style-name="P14">Nous avons donc tester si les populations étaient égales sur certains critères, <text:span text:style-name="T4">pour établir un score cumulant plusieurs valeurs cohérente.</text:span></text:p>
      <text:p text:style-name="P14"/>
      <text:p text:style-name="P14">Les graphiques <text:span text:style-name="T15">cholestérols et blood pressures</text:span> <text:span text:style-name="T2">mettent en évidences 2 idées : </text:span></text:p>
      <text:p text:style-name="P15"><text:line-break/><text:span text:style-name="T2">Que les femmes ne subissent pas les critères de façon identiques que les hommes.</text:span></text:p>
      <text:p text:style-name="P15"/>
      <text:p text:style-name="P16">Il faut tenir compte de la limite des idées :</text:p>
      <text:p text:style-name="P15">- <text:span text:style-name="T2">Les données de l’échantillon ne détiennent que 1/3 de femmes, les données sont non complète.</text:span></text:p>
      <text:p text:style-name="P15"/>
      <text:p text:style-name="P17">Les autres indicateurs démontrant des aberrations il à était nécessaire d’obtenir des notices médicales justifiant la présence de certaines données, certaines s’appuyant sur des aberrations statistiques mais médicalement corrélant.</text:p>
      <text:p text:style-name="P17"/>
      <text:p text:style-name="P17">Nous avons donc choisis de retenir les plus pertinentes afin d’établir une estimation des chances pour qu’en patient celon son <text:span text:style-name="T5">sexe</text:span> et son <text:span text:style-name="T5">age</text:span>, accompagner des facteurs suivants : <text:span text:style-name="T5">Cholestérols, Diabètes, Rythme</text:span> pendant l’effort.</text:p>
      <text:p text:style-name="P17"/>
      <text:p text:style-name="P20"><text:span text:style-name="T9">Conclusion : En l’absence des données globales l’indicateur ne peut pas etre fiable, il s’agit d’un jeu de donnée établie pour mettre en pratique les problèmes qui pourront nous arriver en entreprise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6T10:37:10.626895476</meta:creation-date>
    <meta:generator>LibreOffice/6.3.3.2$Linux_X86_64 LibreOffice_project/30$Build-2</meta:generator>
    <dc:date>2019-12-17T13:24:49.254370126</dc:date>
    <meta:editing-duration>PT46M20S</meta:editing-duration>
    <meta:editing-cycles>7</meta:editing-cycles>
    <meta:document-statistic meta:table-count="0" meta:image-count="0" meta:object-count="0" meta:page-count="2" meta:paragraph-count="26" meta:word-count="535" meta:character-count="3473" meta:non-whitespace-character-count="2960"/>
  </office:meta>
</office:document-meta>
</file>